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500B844D06B2CB097C5.jpg" manifest:media-type="image/jpeg"/>
  <manifest:file-entry manifest:full-path="Pictures/10000000000003C0000005006E071A7351D6A9E7.jpg" manifest:media-type="image/jpeg"/>
  <manifest:file-entry manifest:full-path="Pictures/10000000000003C000000500B09B8CA5717C28C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3f2d" officeooo:paragraph-rsid="001a3f2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) a)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char" svg:width="6.6929in" svg:height="8.9236in" draw:z-index="0"><draw:image xlink:href="Pictures/10000000000003C000000500B09B8CA5717C28C3.jpg" xlink:type="simple" xlink:show="embed" xlink:actuate="onLoad" draw:mime-type="image/jpeg"/></draw:frame><text:soft-page-break/><text:line-break/><text:line-break/><text:line-break/><draw:frame draw:style-name="fr1" draw:name="Image3" text:anchor-type="char" svg:width="6.6929in" svg:height="8.9236in" draw:z-index="2"><draw:image xlink:href="Pictures/10000000000003C0000005006E071A7351D6A9E7.jpg" xlink:type="simple" xlink:show="embed" xlink:actuate="onLoad" draw:mime-type="image/jpeg"/></draw:frame><text:line-break/><text:line-break/><text:soft-page-break/><text:line-break/></text:p>
      <text:p text:style-name="P1"/>
      <text:p text:style-name="P1"><draw:frame draw:style-name="fr2" draw:name="Image2" text:anchor-type="char" svg:width="6.6929in" svg:height="8.9236in" draw:z-index="1"><draw:image xlink:href="Pictures/10000000000003C000000500B844D06B2CB097C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1:36:29.904738231</meta:creation-date>
    <dc:date>2024-02-16T11:52:16.160508629</dc:date>
    <meta:editing-duration>PT15M45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3" meta:paragraph-count="2" meta:word-count="2" meta:character-count="11" meta:non-whitespace-character-count="4"/>
  </office:meta>
</office:document-meta>
</file>